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Manager.getLoggerFor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initializeLogging(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gingManager.getCall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Manager.getTarget( Writer targetFile , PatternFormatter fm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Logging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ingManager.makeWriter( String logFile , String pro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ggingManager.setPriority( Priority p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setTarget( Writer targe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ingManager.setPriority( Priority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get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Manager.setPriorityFullName( String p , String ful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removePrefix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Manager.setPriori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getLogger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Manager.getLog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setConfig( Properties 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oggingManager.setFormat( Properties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ingManager.setLoggingLevels( Properties app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ingManager.setTarget( LogTarget target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Manager.getLoggerForShortName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Manager.setPriority( String p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